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53.68mm"/>
    </style:style>
    <style:style style:name="co2" style:family="table-column">
      <style:table-column-properties fo:break-before="auto" style:column-width="48.47mm"/>
    </style:style>
    <style:style style:name="co3" style:family="table-column">
      <style:table-column-properties fo:break-before="auto" style:column-width="67.4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Estimation" table:style-name="ta1">
        <table:table-column table:style-name="co1" table:default-cell-style-name="Default"/>
        <table:table-column table:style-name="co2" table:default-cell-style-name="ce4"/>
        <table:table-column table:style-name="co3" table:number-columns-repeated="5" table:default-cell-style-name="Default"/>
        <table:table-column table:style-name="co4" table:number-columns-repeated="12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Devis estimatif Gameboy NG</text:p>
            <text:p>Prix pour 150 pièces </text:p>
          </table:table-cell>
          <table:covered-table-cell table:style-name="ce3"/>
          <table:covered-table-cell table:number-columns-repeated="8"/>
          <table:table-cell table:number-columns-repeated="9"/>
        </table:table-row>
        <table:table-row table:style-name="ro2">
          <table:table-cell table:number-columns-repeated="19"/>
        </table:table-row>
        <table:table-row table:style-name="ro2">
          <table:table-cell/>
          <table:table-cell table:style-name="ce5" office:value-type="string" calcext:value-type="string">
            <text:p>Description</text:p>
          </table:table-cell>
          <table:table-cell table:style-name="ce7" office:value-type="string" calcext:value-type="string">
            <text:p>Solution 1</text:p>
          </table:table-cell>
          <table:table-cell table:style-name="ce7" office:value-type="string" calcext:value-type="string">
            <text:p>Solution 2</text:p>
          </table:table-cell>
          <table:table-cell table:style-name="ce7" office:value-type="string" calcext:value-type="string">
            <text:p>Solution 3</text:p>
          </table:table-cell>
          <table:table-cell table:style-name="ce7" office:value-type="string" calcext:value-type="string">
            <text:p>Solution 4</text:p>
          </table:table-cell>
          <table:table-cell table:style-name="ce7" office:value-type="string" calcext:value-type="string">
            <text:p>Solution 5</text:p>
          </table:table-cell>
          <table:table-cell table:style-name="ce7" table:number-columns-repeated="4"/>
          <table:table-cell table:number-columns-repeated="8"/>
        </table:table-row>
        <table:table-row table:style-name="ro2">
          <table:table-cell office:value-type="string" calcext:value-type="string">
            <text:p>Description de solution</text:p>
          </table:table-cell>
          <table:table-cell table:number-columns-repeated="18"/>
        </table:table-row>
        <table:table-row table:style-name="ro2">
          <table:table-cell table:number-columns-repeated="19"/>
        </table:table-row>
        <table:table-row table:style-name="ro2">
          <table:table-cell table:style-name="ce2" office:value-type="string" calcext:value-type="string">
            <text:p>Boîtier (150 pièces)</text:p>
          </table:table-cell>
          <table:table-cell table:style-name="ce6"/>
          <table:table-cell table:number-columns-repeated="2" table:style-name="ce7" office:value-type="string" calcext:value-type="string">
            <text:p>Weerg</text:p>
          </table:table-cell>
          <table:table-cell table:style-name="ce7" office:value-type="string" calcext:value-type="string">
            <text:p>3D Hubs</text:p>
          </table:table-cell>
          <table:table-cell table:style-name="ce7" office:value-type="string" calcext:value-type="string">
            <text:p>Treatstock (all3dp)</text:p>
          </table:table-cell>
          <table:table-cell table:style-name="ce7" office:value-type="string" calcext:value-type="string">
            <text:p>Boitier RL6065 (Hammond par Mouser)</text:p>
          </table:table-cell>
          <table:table-cell table:style-name="ce7" table:number-columns-repeated="4"/>
          <table:table-cell table:number-columns-repeated="8"/>
        </table:table-row>
        <table:table-row table:style-name="ro2">
          <table:table-cell office:value-type="string" calcext:value-type="string">
            <text:p>Dessous</text:p>
          </table:table-cell>
          <table:table-cell/>
          <table:table-cell table:number-columns-repeated="2" office:value-type="float" office:value="4324.66" calcext:value-type="float">
            <text:p>4324,66</text:p>
          </table:table-cell>
          <table:table-cell table:formula="of:=5314.84" office:value-type="float" office:value="5314.84" calcext:value-type="float">
            <text:p>5314,84</text:p>
          </table:table-cell>
          <table:table-cell table:formula="of:=6057.08" office:value-type="float" office:value="6057.08" calcext:value-type="float">
            <text:p>6057,08</text:p>
          </table:table-cell>
          <table:table-cell office:value-type="float" office:value="903" calcext:value-type="float">
            <text:p>903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essus</text:p>
          </table:table-cell>
          <table:table-cell/>
          <table:table-cell table:number-columns-repeated="2" office:value-type="float" office:value="1983.87" calcext:value-type="float">
            <text:p>1983,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roix</text:p>
          </table:table-cell>
          <table:table-cell/>
          <table:table-cell table:number-columns-repeated="4" office:value-type="float" office:value="206.39" calcext:value-type="float">
            <text:p>206,39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outon x4</text:p>
          </table:table-cell>
          <table:table-cell/>
          <table:table-cell table:number-columns-repeated="4" office:value-type="float" office:value="768.92" calcext:value-type="float">
            <text:p>768,9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table:number-columns-repeated="19"/>
        </table:table-row>
        <table:table-row table:style-name="ro2">
          <table:table-cell office:value-type="string" calcext:value-type="string">
            <text:p>Coût unitaire du boîtier</text:p>
          </table:table-cell>
          <table:table-cell/>
          <table:table-cell table:formula="of:=SUM([.C7:.C10])/150" office:value-type="float" office:value="48.5589333333333" calcext:value-type="float">
            <text:p>48,5589333333333</text:p>
          </table:table-cell>
          <table:table-cell table:formula="of:=SUM([.D7:.D10])/150" office:value-type="float" office:value="48.5589333333333" calcext:value-type="float">
            <text:p>48,5589333333333</text:p>
          </table:table-cell>
          <table:table-cell table:formula="of:=SUM([.E7:.E10])/150" office:value-type="float" office:value="41.9343333333333" calcext:value-type="float">
            <text:p>41,9343333333333</text:p>
          </table:table-cell>
          <table:table-cell table:formula="of:=SUM([.F7:.F10])/150" office:value-type="float" office:value="46.8826" calcext:value-type="float">
            <text:p>46,8826</text:p>
          </table:table-cell>
          <table:table-cell table:formula="of:=SUM([.G7:.G10])/150" office:value-type="float" office:value="19.3533333333333" calcext:value-type="float">
            <text:p>19,3533333333333</text:p>
          </table:table-cell>
          <table:table-cell table:number-columns-repeated="12"/>
        </table:table-row>
        <table:table-row table:style-name="ro2">
          <table:table-cell table:number-columns-repeated="19"/>
        </table:table-row>
        <table:table-row table:style-name="ro2">
          <table:table-cell table:style-name="ce2" office:value-type="string" calcext:value-type="string">
            <text:p>PCB (160 pièces)</text:p>
          </table:table-cell>
          <table:table-cell table:style-name="ce6"/>
          <table:table-cell table:number-columns-repeated="5" table:style-name="ce8" office:value-type="string" calcext:value-type="string">
            <text:p>PCB Pool avec 10 % de reduc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arte principale</text:p>
          </table:table-cell>
          <table:table-cell office:value-type="string" calcext:value-type="string">
            <text:p>56*54</text:p>
          </table:table-cell>
          <table:table-cell table:formula="of:=502.18*0.9" office:value-type="float" office:value="451.962" calcext:value-type="float">
            <text:p>451,962</text:p>
          </table:table-cell>
          <table:table-cell table:formula="of:=502.18*0.9" office:value-type="float" office:value="451.962" calcext:value-type="float">
            <text:p>451,962</text:p>
          </table:table-cell>
          <table:table-cell table:formula="of:=502.18*0.9" office:value-type="float" office:value="451.962" calcext:value-type="float">
            <text:p>451,962</text:p>
          </table:table-cell>
          <table:table-cell table:formula="of:=502.18*0.9" office:value-type="float" office:value="451.962" calcext:value-type="float">
            <text:p>451,962</text:p>
          </table:table-cell>
          <table:table-cell table:formula="of:=502.18*0.9" office:value-type="float" office:value="451.962" calcext:value-type="float">
            <text:p>451,962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atellite gauche</text:p>
          </table:table-cell>
          <table:table-cell office:value-type="string" calcext:value-type="string">
            <text:p>56*28</text:p>
          </table:table-cell>
          <table:table-cell table:formula="of:=339.43*0.9" office:value-type="float" office:value="305.487" calcext:value-type="float">
            <text:p>305,487</text:p>
          </table:table-cell>
          <table:table-cell table:formula="of:=339.43*0.9" office:value-type="float" office:value="305.487" calcext:value-type="float">
            <text:p>305,487</text:p>
          </table:table-cell>
          <table:table-cell table:formula="of:=339.43*0.9" office:value-type="float" office:value="305.487" calcext:value-type="float">
            <text:p>305,487</text:p>
          </table:table-cell>
          <table:table-cell table:formula="of:=339.43*0.9" office:value-type="float" office:value="305.487" calcext:value-type="float">
            <text:p>305,487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atellite droit</text:p>
          </table:table-cell>
          <table:table-cell office:value-type="string" calcext:value-type="string">
            <text:p>60*31</text:p>
          </table:table-cell>
          <table:table-cell table:formula="of:=367.88*0.9" office:value-type="float" office:value="331.092" calcext:value-type="float">
            <text:p>331,092</text:p>
          </table:table-cell>
          <table:table-cell table:formula="of:=367.88*0.9" office:value-type="float" office:value="331.092" calcext:value-type="float">
            <text:p>331,092</text:p>
          </table:table-cell>
          <table:table-cell table:formula="of:=367.88*0.9" office:value-type="float" office:value="331.092" calcext:value-type="float">
            <text:p>331,092</text:p>
          </table:table-cell>
          <table:table-cell table:formula="of:=367.88*0.9" office:value-type="float" office:value="331.092" calcext:value-type="float">
            <text:p>331,092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anneau frontal</text:p>
          </table:table-cell>
          <table:table-cell table:number-columns-repeated="5"/>
          <table:table-cell table:formula="of:=(1598+150)*1.2" office:value-type="float" office:value="2097.6" calcext:value-type="float">
            <text:p>2097,6</text:p>
          </table:table-cell>
          <table:table-cell table:number-columns-repeated="12"/>
        </table:table-row>
        <table:table-row table:style-name="ro2">
          <table:table-cell table:number-columns-repeated="19"/>
        </table:table-row>
        <table:table-row table:style-name="ro2">
          <table:table-cell office:value-type="string" calcext:value-type="string">
            <text:p>Coût unitaire des PCB</text:p>
          </table:table-cell>
          <table:table-cell/>
          <table:table-cell table:formula="of:=SUM([.C15:.C18])/160" office:value-type="float" office:value="6.80338125" calcext:value-type="float">
            <text:p>6,80338125</text:p>
          </table:table-cell>
          <table:table-cell table:formula="of:=SUM([.D15:.D18])/160" office:value-type="float" office:value="6.80338125" calcext:value-type="float">
            <text:p>6,80338125</text:p>
          </table:table-cell>
          <table:table-cell table:formula="of:=SUM([.E15:.E18])/160" office:value-type="float" office:value="6.80338125" calcext:value-type="float">
            <text:p>6,80338125</text:p>
          </table:table-cell>
          <table:table-cell table:formula="of:=SUM([.F15:.F18])/160" office:value-type="float" office:value="6.80338125" calcext:value-type="float">
            <text:p>6,80338125</text:p>
          </table:table-cell>
          <table:table-cell table:formula="of:=SUM([.G15:.G18])/160" office:value-type="float" office:value="15.9347625" calcext:value-type="float">
            <text:p>15,9347625</text:p>
          </table:table-cell>
          <table:table-cell table:number-columns-repeated="12"/>
        </table:table-row>
        <table:table-row table:style-name="ro2">
          <table:table-cell table:number-columns-repeated="19"/>
        </table:table-row>
        <table:table-row table:style-name="ro2">
          <table:table-cell table:style-name="ce2" office:value-type="string" calcext:value-type="string">
            <text:p>Électronique (150 pièces)</text:p>
          </table:table-cell>
          <table:table-cell table:style-name="ce6"/>
          <table:table-cell table:number-columns-repeated="5" table:style-name="ce7" office:value-type="string" calcext:value-type="string">
            <text:p>Solution avec devis farnell et ESP</text:p>
          </table:table-cell>
          <table:table-cell table:style-name="ce7" table:number-columns-repeated="12"/>
        </table:table-row>
        <table:table-row table:style-name="ro2">
          <table:table-cell office:value-type="string" calcext:value-type="string">
            <text:p>STM32F746G-DISCO</text:p>
          </table:table-cell>
          <table:table-cell/>
          <table:table-cell table:formula="of:=47.7*1.2*150" office:value-type="float" office:value="8586" calcext:value-type="float">
            <text:p>8586</text:p>
          </table:table-cell>
          <table:table-cell table:formula="of:=47.7*1.2*150" office:value-type="float" office:value="8586" calcext:value-type="float">
            <text:p>8586</text:p>
          </table:table-cell>
          <table:table-cell table:formula="of:=47.7*1.2*150" office:value-type="float" office:value="8586" calcext:value-type="float">
            <text:p>8586</text:p>
          </table:table-cell>
          <table:table-cell table:formula="of:=47.7*1.2*150" office:value-type="float" office:value="8586" calcext:value-type="float">
            <text:p>8586</text:p>
          </table:table-cell>
          <table:table-cell table:formula="of:=47.7*1.2*150" office:value-type="float" office:value="8586" calcext:value-type="float">
            <text:p>8586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MX055</text:p>
          </table:table-cell>
          <table:table-cell/>
          <table:table-cell table:formula="of:=3.51*1.2*150" office:value-type="float" office:value="631.8" calcext:value-type="float">
            <text:p>631,8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ESP-WROOM-32</text:p>
          </table:table-cell>
          <table:table-cell/>
          <table:table-cell table:formula="of:=468*1.2" office:value-type="float" office:value="561.6" calcext:value-type="float">
            <text:p>561,6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ESP-WROOM-02</text:p>
          </table:table-cell>
          <table:table-cell table:number-columns-repeated="2"/>
          <table:table-cell table:formula="of:=2.3*150*1.2" office:value-type="float" office:value="414" calcext:value-type="float">
            <text:p>414</text:p>
          </table:table-cell>
          <table:table-cell table:formula="of:=2.3*150*1.2" office:value-type="float" office:value="414" calcext:value-type="float">
            <text:p>414</text:p>
          </table:table-cell>
          <table:table-cell table:formula="of:=2.3*150*1.2" office:value-type="float" office:value="414" calcext:value-type="float">
            <text:p>414</text:p>
          </table:table-cell>
          <table:table-cell table:formula="of:=2.3*150*1.2" office:value-type="float" office:value="414" calcext:value-type="float">
            <text:p>414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LSM6DS3 (Accelero + gyro)</text:p>
          </table:table-cell>
          <table:table-cell table:number-columns-repeated="2"/>
          <table:table-cell table:formula="of:=1.83*150" office:value-type="float" office:value="274.5" calcext:value-type="float">
            <text:p>274,5</text:p>
          </table:table-cell>
          <table:table-cell table:formula="of:=1.83*150" office:value-type="float" office:value="274.5" calcext:value-type="float">
            <text:p>274,5</text:p>
          </table:table-cell>
          <table:table-cell table:formula="of:=1.83*150" office:value-type="float" office:value="274.5" calcext:value-type="float">
            <text:p>274,5</text:p>
          </table:table-cell>
          <table:table-cell table:formula="of:=1.83*150" office:value-type="float" office:value="274.5" calcext:value-type="float">
            <text:p>274,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LIS2MDL (Magneto)</text:p>
          </table:table-cell>
          <table:table-cell table:number-columns-repeated="2"/>
          <table:table-cell table:formula="of:=1.02*150" office:value-type="float" office:value="153" calcext:value-type="float">
            <text:p>153</text:p>
          </table:table-cell>
          <table:table-cell table:formula="of:=1.02*150" office:value-type="float" office:value="153" calcext:value-type="float">
            <text:p>153</text:p>
          </table:table-cell>
          <table:table-cell table:formula="of:=1.02*150" office:value-type="float" office:value="153" calcext:value-type="float">
            <text:p>153</text:p>
          </table:table-cell>
          <table:table-cell table:formula="of:=1.02*150" office:value-type="float" office:value="153" calcext:value-type="float">
            <text:p>153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S563702BA03-50 (Pression)</text:p>
          </table:table-cell>
          <table:table-cell table:number-columns-repeated="2"/>
          <table:table-cell table:formula="of:=1.46*150" office:value-type="float" office:value="219" calcext:value-type="float">
            <text:p>219</text:p>
          </table:table-cell>
          <table:table-cell table:formula="of:=1.46*150" office:value-type="float" office:value="219" calcext:value-type="float">
            <text:p>219</text:p>
          </table:table-cell>
          <table:table-cell table:formula="of:=1.46*150" office:value-type="float" office:value="219" calcext:value-type="float">
            <text:p>219</text:p>
          </table:table-cell>
          <table:table-cell table:formula="of:=1.46*150" office:value-type="float" office:value="219" calcext:value-type="float">
            <text:p>219</text:p>
          </table:table-cell>
          <table:table-cell table:number-columns-repeated="12"/>
        </table:table-row>
        <table:table-row table:style-name="ro2">
          <table:table-cell table:number-columns-repeated="19"/>
        </table:table-row>
        <table:table-row table:style-name="ro1">
          <table:table-cell office:value-type="string" calcext:value-type="string">
            <text:p>TSM-110-01-T-SV</text:p>
          </table:table-cell>
          <table:table-cell office:value-type="string" calcext:value-type="string">
            <text:p>Connecteur Mâle 2,54 mm 10 contacts, Montage CMS</text:p>
          </table:table-cell>
          <table:table-cell table:formula="of:=(0.54*150)*1.2" office:value-type="float" office:value="97.2" calcext:value-type="float">
            <text:p>97,2</text:p>
          </table:table-cell>
          <table:table-cell table:formula="of:=(0.54*150)*1.2" office:value-type="float" office:value="97.2" calcext:value-type="float">
            <text:p>97,2</text:p>
          </table:table-cell>
          <table:table-cell table:formula="of:=(0.54*150)*1.2" office:value-type="float" office:value="97.2" calcext:value-type="float">
            <text:p>97,2</text:p>
          </table:table-cell>
          <table:table-cell table:formula="of:=(0.54*150)*1.2" office:value-type="float" office:value="97.2" calcext:value-type="float">
            <text:p>97,2</text:p>
          </table:table-cell>
          <table:table-cell table:formula="of:=(0.54*150)*1.2" office:value-type="float" office:value="97.2" calcext:value-type="float">
            <text:p>97,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SM-108-01-T-SV</text:p>
          </table:table-cell>
          <table:table-cell office:value-type="string" calcext:value-type="string">
            <text:p>Connecteur Mâle 2,54 mm 8 contacts, Montage CMS</text:p>
          </table:table-cell>
          <table:table-cell table:formula="of:=143.01*1.2" office:value-type="float" office:value="171.612" calcext:value-type="float">
            <text:p>171,612</text:p>
          </table:table-cell>
          <table:table-cell table:formula="of:=143.01*1.2" office:value-type="float" office:value="171.612" calcext:value-type="float">
            <text:p>171,612</text:p>
          </table:table-cell>
          <table:table-cell table:formula="of:=143.01*1.2" office:value-type="float" office:value="171.612" calcext:value-type="float">
            <text:p>171,612</text:p>
          </table:table-cell>
          <table:table-cell table:formula="of:=143.01*1.2" office:value-type="float" office:value="171.612" calcext:value-type="float">
            <text:p>171,612</text:p>
          </table:table-cell>
          <table:table-cell table:formula="of:=143.01*1.2" office:value-type="float" office:value="171.612" calcext:value-type="float">
            <text:p>171,6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SM-106-01-T-SV</text:p>
          </table:table-cell>
          <table:table-cell office:value-type="string" calcext:value-type="string">
            <text:p>Connecteur Mâle 2,54 mm 6 contacts, Montage CMS</text:p>
          </table:table-cell>
          <table:table-cell table:formula="of:=50.55*1.2" office:value-type="float" office:value="60.66" calcext:value-type="float">
            <text:p>60,66</text:p>
          </table:table-cell>
          <table:table-cell table:formula="of:=50.55*1.2" office:value-type="float" office:value="60.66" calcext:value-type="float">
            <text:p>60,66</text:p>
          </table:table-cell>
          <table:table-cell table:formula="of:=50.55*1.2" office:value-type="float" office:value="60.66" calcext:value-type="float">
            <text:p>60,66</text:p>
          </table:table-cell>
          <table:table-cell table:formula="of:=50.55*1.2" office:value-type="float" office:value="60.66" calcext:value-type="float">
            <text:p>60,66</text:p>
          </table:table-cell>
          <table:table-cell table:formula="of:=50.55*1.2" office:value-type="float" office:value="60.66" calcext:value-type="float">
            <text:p>60,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C34749</text:p>
          </table:table-cell>
          <table:table-cell office:value-type="string" calcext:value-type="string">
            <text:p>Connecteur mâle coudé, 4 contacts, traversants</text:p>
          </table:table-cell>
          <table:table-cell table:formula="of:=5.22*1.2" office:value-type="float" office:value="6.264" calcext:value-type="float">
            <text:p>6,264</text:p>
          </table:table-cell>
          <table:table-cell table:formula="of:=5.22*1.2" office:value-type="float" office:value="6.264" calcext:value-type="float">
            <text:p>6,264</text:p>
          </table:table-cell>
          <table:table-cell table:formula="of:=5.22*1.2" office:value-type="float" office:value="6.264" calcext:value-type="float">
            <text:p>6,264</text:p>
          </table:table-cell>
          <table:table-cell table:formula="of:=5.22*1.2" office:value-type="float" office:value="6.264" calcext:value-type="float">
            <text:p>6,264</text:p>
          </table:table-cell>
          <table:table-cell table:formula="of:=5.22*1.2" office:value-type="float" office:value="6.264" calcext:value-type="float">
            <text:p>6,2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SM4JSMATR</text:p>
          </table:table-cell>
          <table:table-cell office:value-type="string" calcext:value-type="string">
            <text:p>Bouton tactile profil bas (5mm)</text:p>
          </table:table-cell>
          <table:table-cell table:formula="of:=118*1.2" office:value-type="float" office:value="141.6" calcext:value-type="float">
            <text:p>141,6</text:p>
          </table:table-cell>
          <table:table-cell table:formula="of:=118*1.2" office:value-type="float" office:value="141.6" calcext:value-type="float">
            <text:p>141,6</text:p>
          </table:table-cell>
          <table:table-cell table:formula="of:=118*1.2" office:value-type="float" office:value="141.6" calcext:value-type="float">
            <text:p>141,6</text:p>
          </table:table-cell>
          <table:table-cell table:formula="of:=118*1.2" office:value-type="float" office:value="141.6" calcext:value-type="float">
            <text:p>141,6</text:p>
          </table:table-cell>
          <table:table-cell table:formula="of:=118*1.2" office:value-type="float" office:value="141.6" calcext:value-type="float">
            <text:p>141,6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FSM14JHX</text:p>
          </table:table-cell>
          <table:table-cell office:value-type="string" calcext:value-type="string">
            <text:p>Bouton Haut</text:p>
          </table:table-cell>
          <table:table-cell table:formula="of:=27.45*1.2" office:value-type="float" office:value="32.94" calcext:value-type="float">
            <text:p>32,94</text:p>
          </table:table-cell>
          <table:table-cell table:formula="of:=27.45*1.2" office:value-type="float" office:value="32.94" calcext:value-type="float">
            <text:p>32,94</text:p>
          </table:table-cell>
          <table:table-cell table:formula="of:=27.45*1.2" office:value-type="float" office:value="32.94" calcext:value-type="float">
            <text:p>32,94</text:p>
          </table:table-cell>
          <table:table-cell table:formula="of:=27.45*1.2" office:value-type="float" office:value="32.94" calcext:value-type="float">
            <text:p>32,94</text:p>
          </table:table-cell>
          <table:table-cell table:formula="of:=27.45*1.2" office:value-type="float" office:value="32.94" calcext:value-type="float">
            <text:p>32,9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5266-0603</text:p>
          </table:table-cell>
          <table:table-cell office:value-type="string" calcext:value-type="string">
            <text:p>Câble FFC 10 points 0,5mm 65 mm</text:p>
          </table:table-cell>
          <table:table-cell table:formula="of:=95.7*1.2" office:value-type="float" office:value="114.84" calcext:value-type="float">
            <text:p>114,84</text:p>
          </table:table-cell>
          <table:table-cell table:formula="of:=95.7*1.2" office:value-type="float" office:value="114.84" calcext:value-type="float">
            <text:p>114,84</text:p>
          </table:table-cell>
          <table:table-cell table:formula="of:=95.7*1.2" office:value-type="float" office:value="114.84" calcext:value-type="float">
            <text:p>114,84</text:p>
          </table:table-cell>
          <table:table-cell table:formula="of:=95.7*1.2" office:value-type="float" office:value="114.84" calcext:value-type="float">
            <text:p>114,84</text:p>
          </table:table-cell>
          <table:table-cell table:formula="of:=95.7*1.2" office:value-type="float" office:value="114.84" calcext:value-type="float">
            <text:p>114,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FV10R-4STE1HLF</text:p>
          </table:table-cell>
          <table:table-cell office:value-type="string" calcext:value-type="string">
            <text:p>Connecteur 10 contacts , pas de 0,5mm, smd</text:p>
          </table:table-cell>
          <table:table-cell table:formula="of:=80.4*1.2" office:value-type="float" office:value="96.48" calcext:value-type="float">
            <text:p>96,48</text:p>
          </table:table-cell>
          <table:table-cell table:formula="of:=80.4*1.2" office:value-type="float" office:value="96.48" calcext:value-type="float">
            <text:p>96,48</text:p>
          </table:table-cell>
          <table:table-cell table:formula="of:=80.4*1.2" office:value-type="float" office:value="96.48" calcext:value-type="float">
            <text:p>96,48</text:p>
          </table:table-cell>
          <table:table-cell table:formula="of:=80.4*1.2" office:value-type="float" office:value="96.48" calcext:value-type="float">
            <text:p>96,48</text:p>
          </table:table-cell>
          <table:table-cell table:formula="of:=80.4*1.2" office:value-type="float" office:value="96.48" calcext:value-type="float">
            <text:p>96,48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MS-16093-078L100</text:p>
          </table:table-cell>
          <table:table-cell office:value-type="string" calcext:value-type="string">
            <text:p>Haut parleur</text:p>
          </table:table-cell>
          <table:table-cell table:formula="of:=1.22*2*1.2*150" office:value-type="float" office:value="439.2" calcext:value-type="float">
            <text:p>439,2</text:p>
          </table:table-cell>
          <table:table-cell table:formula="of:=1.22*2*1.2*150" office:value-type="float" office:value="439.2" calcext:value-type="float">
            <text:p>439,2</text:p>
          </table:table-cell>
          <table:table-cell table:formula="of:=1.22*2*1.2*150" office:value-type="float" office:value="439.2" calcext:value-type="float">
            <text:p>439,2</text:p>
          </table:table-cell>
          <table:table-cell table:formula="of:=1.22*2*1.2*150" office:value-type="float" office:value="439.2" calcext:value-type="float">
            <text:p>439,2</text:p>
          </table:table-cell>
          <table:table-cell table:formula="of:=1.22*2*1.2*150" office:value-type="float" office:value="439.2" calcext:value-type="float">
            <text:p>439,2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4B-PH-K-S</text:p>
          </table:table-cell>
          <table:table-cell office:value-type="string" calcext:value-type="string">
            <text:p>Connecteur Groove</text:p>
          </table:table-cell>
          <table:table-cell table:formula="of:=0.108*200*1.2" office:value-type="float" office:value="25.92" calcext:value-type="float">
            <text:p>25,92</text:p>
          </table:table-cell>
          <table:table-cell table:formula="of:=0.108*200*1.2" office:value-type="float" office:value="25.92" calcext:value-type="float">
            <text:p>25,92</text:p>
          </table:table-cell>
          <table:table-cell table:formula="of:=0.108*200*1.2" office:value-type="float" office:value="25.92" calcext:value-type="float">
            <text:p>25,92</text:p>
          </table:table-cell>
          <table:table-cell table:formula="of:=0.108*200*1.2" office:value-type="float" office:value="25.92" calcext:value-type="float">
            <text:p>25,92</text:p>
          </table:table-cell>
          <table:table-cell table:formula="of:=0.108*200*1.2" office:value-type="float" office:value="25.92" calcext:value-type="float">
            <text:p>25,92</text:p>
          </table:table-cell>
          <table:table-cell table:number-columns-repeated="12"/>
        </table:table-row>
        <table:table-row table:style-name="ro2">
          <table:table-cell table:number-columns-repeated="19"/>
        </table:table-row>
        <table:table-row table:style-name="ro2">
          <table:table-cell office:value-type="string" calcext:value-type="string">
            <text:p>Coût unitaire électronique</text:p>
          </table:table-cell>
          <table:table-cell/>
          <table:table-cell table:formula="of:=SUM([.C23:.C40])/150" office:value-type="float" office:value="73.10744" calcext:value-type="float">
            <text:p>73,10744</text:p>
          </table:table-cell>
          <table:table-cell table:formula="of:=SUM([.D23:.D40])/150" office:value-type="float" office:value="72.22144" calcext:value-type="float">
            <text:p>72,22144</text:p>
          </table:table-cell>
          <table:table-cell table:formula="of:=SUM([.E23:.E40])/150" office:value-type="float" office:value="72.22144" calcext:value-type="float">
            <text:p>72,22144</text:p>
          </table:table-cell>
          <table:table-cell table:formula="of:=SUM([.F23:.F40])/150" office:value-type="float" office:value="72.22144" calcext:value-type="float">
            <text:p>72,22144</text:p>
          </table:table-cell>
          <table:table-cell table:formula="of:=SUM([.G23:.G40])/150" office:value-type="float" office:value="72.22144" calcext:value-type="float">
            <text:p>72,22144</text:p>
          </table:table-cell>
          <table:table-cell table:number-columns-repeated="12"/>
        </table:table-row>
        <table:table-row table:style-name="ro2">
          <table:table-cell table:number-columns-repeated="19"/>
        </table:table-row>
        <table:table-row table:style-name="ro2">
          <table:table-cell office:value-type="string" calcext:value-type="string">
            <text:p>Visserie (pour 150 pièces)</text:p>
          </table:table-cell>
          <table:table-cell/>
          <table:table-cell table:style-name="ce7" table:number-columns-repeated="8"/>
          <table:table-cell table:number-columns-repeated="9"/>
        </table:table-row>
        <table:table-row table:style-name="ro2">
          <table:table-cell office:value-type="string" calcext:value-type="string">
            <text:p>Vis autotaraudeuse 3*10</text:p>
          </table:table-cell>
          <table:table-cell office:value-type="string" calcext:value-type="string">
            <text:p>Vis boîtier (4 vis par boîtier)</text:p>
          </table:table-cell>
          <table:table-cell table:formula="of:=4.99*6*1.2" office:value-type="float" office:value="35.928" calcext:value-type="float">
            <text:p>35,928</text:p>
          </table:table-cell>
          <table:table-cell table:formula="of:=4.99*6*1.2" office:value-type="float" office:value="35.928" calcext:value-type="float">
            <text:p>35,928</text:p>
          </table:table-cell>
          <table:table-cell table:formula="of:=4.99*6*1.2" office:value-type="float" office:value="35.928" calcext:value-type="float">
            <text:p>35,928</text:p>
          </table:table-cell>
          <table:table-cell table:formula="of:=4.99*6*1.2" office:value-type="float" office:value="35.928" calcext:value-type="float">
            <text:p>35,928</text:p>
          </table:table-cell>
          <table:table-cell table:formula="of:=4.99*6*1.2" office:value-type="float" office:value="35.928" calcext:value-type="float">
            <text:p>35,9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is autotaraudeuse 3*5</text:p>
          </table:table-cell>
          <table:table-cell office:value-type="string" calcext:value-type="string">
            <text:p>Vis écran + satellites (10 vis par boîtier)</text:p>
          </table:table-cell>
          <table:table-cell table:formula="of:=5.21*1.2*15" office:value-type="float" office:value="93.78" calcext:value-type="float">
            <text:p>93,78</text:p>
          </table:table-cell>
          <table:table-cell table:formula="of:=5.21*1.2*15" office:value-type="float" office:value="93.78" calcext:value-type="float">
            <text:p>93,78</text:p>
          </table:table-cell>
          <table:table-cell table:formula="of:=5.21*1.2*15" office:value-type="float" office:value="93.78" calcext:value-type="float">
            <text:p>93,78</text:p>
          </table:table-cell>
          <table:table-cell table:formula="of:=5.21*1.2*15" office:value-type="float" office:value="93.78" calcext:value-type="float">
            <text:p>93,78</text:p>
          </table:table-cell>
          <table:table-cell table:formula="of:=5.21*1.2*15" office:value-type="float" office:value="93.78" calcext:value-type="float">
            <text:p>93,78</text:p>
          </table:table-cell>
          <table:table-cell table:number-columns-repeated="12"/>
        </table:table-row>
        <table:table-row table:style-name="ro2">
          <table:table-cell table:number-columns-repeated="19"/>
        </table:table-row>
        <table:table-row table:style-name="ro2">
          <table:table-cell office:value-type="string" calcext:value-type="string">
            <text:p>Coût unitaire visserie</text:p>
          </table:table-cell>
          <table:table-cell/>
          <table:table-cell table:formula="of:=[.C45]/600*4 + [.C46]/1500*10" office:value-type="float" office:value="0.86472" calcext:value-type="float">
            <text:p>0,86472</text:p>
          </table:table-cell>
          <table:table-cell table:formula="of:=[.D45]/600*4 + [.D46]/1500*10" office:value-type="float" office:value="0.86472" calcext:value-type="float">
            <text:p>0,86472</text:p>
          </table:table-cell>
          <table:table-cell table:formula="of:=[.E45]/600*4 + [.E46]/1500*10" office:value-type="float" office:value="0.86472" calcext:value-type="float">
            <text:p>0,86472</text:p>
          </table:table-cell>
          <table:table-cell table:formula="of:=[.F45]/600*4 + [.F46]/1500*10" office:value-type="float" office:value="0.86472" calcext:value-type="float">
            <text:p>0,86472</text:p>
          </table:table-cell>
          <table:table-cell table:formula="of:=[.G45]/600*4 + [.G46]/1500*10" office:value-type="float" office:value="0.86472" calcext:value-type="float">
            <text:p>0,86472</text:p>
          </table:table-cell>
          <table:table-cell table:number-columns-repeated="12"/>
        </table:table-row>
        <table:table-row table:style-name="ro2">
          <table:table-cell table:number-columns-repeated="19"/>
        </table:table-row>
        <table:table-row table:style-name="ro2">
          <table:table-cell office:value-type="string" calcext:value-type="string">
            <text:p>Coût total unitaire</text:p>
          </table:table-cell>
          <table:table-cell/>
          <table:table-cell table:formula="of:=[.C42]+[.C20]+[.C12]+[.C48]" office:value-type="float" office:value="129.334474583333" calcext:value-type="float">
            <text:p>129,334474583333</text:p>
          </table:table-cell>
          <table:table-cell table:formula="of:=[.D42]+[.D20]+[.D12]+[.D48]" office:value-type="float" office:value="128.448474583333" calcext:value-type="float">
            <text:p>128,448474583333</text:p>
          </table:table-cell>
          <table:table-cell table:formula="of:=[.E42]+[.E20]+[.E12]+[.E48]" office:value-type="float" office:value="121.823874583333" calcext:value-type="float">
            <text:p>121,823874583333</text:p>
          </table:table-cell>
          <table:table-cell table:formula="of:=[.F42]+[.F20]+[.F12]+[.F48]" office:value-type="float" office:value="126.77214125" calcext:value-type="float">
            <text:p>126,77214125</text:p>
          </table:table-cell>
          <table:table-cell table:formula="of:=[.G42]+[.G20]+[.G12]+[.G48]" office:value-type="float" office:value="108.374255833333" calcext:value-type="float">
            <text:p>108,374255833333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ût total</text:p>
          </table:table-cell>
          <table:table-cell/>
          <table:table-cell table:formula="of:=SUM([.C23:.C40])+SUM([.C15:.C17])+SUM([.C7:.C8])+SUM([.C45:.C46])" office:value-type="float" office:value="18492.895" calcext:value-type="float">
            <text:p>18492,895</text:p>
          </table:table-cell>
          <table:table-cell table:formula="of:=SUM([.D23:.D40])+SUM([.D15:.D17])+SUM([.D7:.D8])+SUM([.D45:.D46])" office:value-type="float" office:value="18359.995" calcext:value-type="float">
            <text:p>18359,995</text:p>
          </table:table-cell>
          <table:table-cell table:formula="of:=SUM([.E23:.E40])+SUM([.E15:.E17])+SUM([.E7:.E8])+SUM([.E45:.E46])" office:value-type="float" office:value="17366.305" calcext:value-type="float">
            <text:p>17366,305</text:p>
          </table:table-cell>
          <table:table-cell table:formula="of:=SUM([.F23:.F40])+SUM([.F15:.F17])+SUM([.F7:.F8])+SUM([.F45:.F46])" office:value-type="float" office:value="18108.545" calcext:value-type="float">
            <text:p>18108,545</text:p>
          </table:table-cell>
          <table:table-cell table:formula="of:=SUM([.G23:.G40])+SUM([.G15:.G18])+SUM([.G7:.G10])+SUM([.G45:.G46])" office:value-type="float" office:value="16415.486" calcext:value-type="float">
            <text:p>16415,486</text:p>
          </table:table-cell>
          <table:table-cell table:number-columns-repeated="12"/>
        </table:table-row>
        <table:table-row table:style-name="ro2" table:number-rows-repeated="1048524">
          <table:table-cell table:number-columns-repeated="19"/>
        </table:table-row>
        <table:table-row table:style-name="ro2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Unifont" style:font-family-asian="Unifont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8">00/00/0000</text:date>, <text:time style:data-style-name="N2" text:time-value="14:40:46.1511128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10:55:32.362876758</meta:creation-date>
    <dc:date>2019-02-08T15:06:41.148522084</dc:date>
    <meta:editing-duration>PT2H3M7S</meta:editing-duration>
    <meta:editing-cycles>13</meta:editing-cycles>
    <meta:generator>LibreOffice/6.0.1.1$Linux_X86_64 LibreOffice_project/60bfb1526849283ce2491346ed2aa51c465abfe6</meta:generator>
    <meta:document-statistic meta:table-count="1" meta:cell-count="222" meta:object-count="0"/>
  </office:meta>
</office:document-meta>
</file>